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1/Pictures/2000000E000000DD000000DD0AA494CF.svm" manifest:media-type=""/>
  <manifest:file-entry manifest:full-path="Object 1/Pictures/2000000E000000DF000000DFDE7E023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Pictures/2000000E000000DF000000DF998A9168.svm" manifest:media-type=""/>
  <manifest:file-entry manifest:full-path="Object 4/Pictures/2000000E000000DF000000DFDE7E0237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b1" table:style-name="ta1">
        <table:shapes>
          <draw:frame draw:z-index="0" draw:style-name="gr1" draw:text-style-name="P1" svg:width="6.2988in" svg:height="3.5429in" svg:x="5.3295in" svg:y="0in">
            <draw:object draw:notify-on-update-of-ranges="'cc vs b1'.A3:'cc vs b1'.A5 'cc vs b1'.B2:'cc vs b1'.B2 'cc vs b1'.B3:'cc vs b1'.B5 'cc vs b1'.C2:'cc vs b1'.C2 'cc vs b1'.C3:'cc vs b1'.C5 'cc vs b1'.D2:'cc vs b1'.D2 'cc vs b1'.D3:'cc vs b1'.D5 'cc vs b1'.E2:'cc vs b1'.E2 'cc vs b1'.E3:'cc vs b1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b1'.A26:'cc vs b1'.A31 'cc vs b1'.B25:'cc vs b1'.B25 'cc vs b1'.B26:'cc vs b1'.B31 'cc vs b1'.C25:'cc vs b1'.C25 'cc vs b1'.C26:'cc vs b1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8.0004in" svg:y="8.1567in">
            <draw:object draw:notify-on-update-of-ranges="'cc vs b1'.A51:'cc vs b1'.A56 'cc vs b1'.B50:'cc vs b1'.B50 'cc vs b1'.B51:'cc vs b1'.B56 'cc vs b1'.C50:'cc vs b1'.C50 'cc vs b1'.C51:'cc vs b1'.C56 'cc vs b1'.D50:'cc vs b1'.D50 'cc vs b1'.D51:'cc vs b1'.D56 'cc vs b1'.E50:'cc vs b1'.E50 'cc vs b1'.E51:'cc vs b1'.E56 'cc vs b1'.F50:'cc vs b1'.F50 'cc vs b1'.F51:'cc vs b1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b1'.A8:'cc vs b1'.A10 'cc vs b1'.B7:'cc vs b1'.B7 'cc vs b1'.B8:'cc vs b1'.B10 'cc vs b1'.C7:'cc vs b1'.C7 'cc vs b1'.C8:'cc vs b1'.C10 'cc vs b1'.D7:'cc vs b1'.D7 'cc vs b1'.D8:'cc vs b1'.D10 'cc vs b1'.E7:'cc vs b1'.E7 'cc vs b1'.E8:'cc vs b1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b1'.A13:'cc vs b1'.A15 'cc vs b1'.B12:'cc vs b1'.B12 'cc vs b1'.B13:'cc vs b1'.B15 'cc vs b1'.C12:'cc vs b1'.C12 'cc vs b1'.C13:'cc vs b1'.C15 'cc vs b1'.D12:'cc vs b1'.D12 'cc vs b1'.D13:'cc vs b1'.D15 'cc vs b1'.E12:'cc vs b1'.E12 'cc vs b1'.E13:'cc vs b1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b1'.A34:'cc vs b1'.A39 'cc vs b1'.B33:'cc vs b1'.B33 'cc vs b1'.B34:'cc vs b1'.B39 'cc vs b1'.C33:'cc vs b1'.C33 'cc vs b1'.C34:'cc vs b1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b1'.A42:'cc vs b1'.A47 'cc vs b1'.B41:'cc vs b1'.B41 'cc vs b1'.B42:'cc vs b1'.B47 'cc vs b1'.C41:'cc vs b1'.C41 'cc vs b1'.C42:'cc vs b1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b1'.A74:'cc vs b1'.A79 'cc vs b1'.B73:'cc vs b1'.B73 'cc vs b1'.B74:'cc vs b1'.B79 'cc vs b1'.C73:'cc vs b1'.C73 'cc vs b1'.C74:'cc vs b1'.C79 'cc vs b1'.D73:'cc vs b1'.D73 'cc vs b1'.D74:'cc vs b1'.D79 'cc vs b1'.E73:'cc vs b1'.E73 'cc vs b1'.E74:'cc vs b1'.E79 'cc vs b1'.F73:'cc vs b1'.F73 'cc vs b1'.F74:'cc vs b1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b1'.C92:'cc vs b1'.C97 'cc vs b1'.D91:'cc vs b1'.D91 'cc vs b1'.D92:'cc vs b1'.D97 'cc vs b1'.E91:'cc vs b1'.E91 'cc vs b1'.E92:'cc vs b1'.E97 'cc vs b1'.F91:'cc vs b1'.F91 'cc vs b1'.F92:'cc vs b1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b1'.A100:'cc vs b1'.A114 'cc vs b1'.A101:'cc vs b1'.A115 'cc vs b1'.B100:'cc vs b1'.B100 'cc vs b1'.B101:'cc vs b1'.B115 'cc vs b1'.C101:'cc vs b1'.C115 'cc vs b1'.D100:'cc vs b1'.D100 'cc vs b1'.D101:'cc vs b1'.D115 'cc vs b1'.G101:'cc vs b1'.G113 'cc vs b1'.H100:'cc vs b1'.H100 'cc vs b1'.H101:'cc vs b1'.H113 'cc vs b1'.I101:'cc vs b1'.I114 'cc vs b1'.J100:'cc vs b1'.J100 'cc vs b1'.J101:'cc vs b1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b1'.B120:'cc vs b1'.B131 'cc vs b1'.A120:'cc vs b1'.A131 'cc vs b1'.B100:'cc vs b1'.B100 'cc vs b1'.B120:'cc vs b1'.B131 'cc vs b1'.C120:'cc vs b1'.C131 'cc vs b1'.D100:'cc vs b1'.D100 'cc vs b1'.D120:'cc vs b1'.D131 'cc vs b1'.G120:'cc vs b1'.G131 'cc vs b1'.H100:'cc vs b1'.H100 'cc vs b1'.H120:'cc vs b1'.H131 'cc vs b1'.I120:'cc vs b1'.I131 'cc vs b1'.J100:'cc vs b1'.J100 'cc vs b1'.J120:'cc vs b1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b1'.A100:'cc vs b1'.A114 'cc vs b1'.A136:'cc vs b1'.A152 'cc vs b1'.B100:'cc vs b1'.B100 'cc vs b1'.B136:'cc vs b1'.B152 'cc vs b1'.C136:'cc vs b1'.C146 'cc vs b1'.D100:'cc vs b1'.D100 'cc vs b1'.D136:'cc vs b1'.D146 'cc vs b1'.G136:'cc vs b1'.G152 'cc vs b1'.H135:'cc vs b1'.H135 'cc vs b1'.H136:'cc vs b1'.H153 'cc vs b1'.I136:'cc vs b1'.I146 'cc vs b1'.J100:'cc vs b1'.J100 'cc vs b1'.J136:'cc vs b1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b1'.A168:'cc vs b1'.A173 'cc vs b1'.B167:'cc vs b1'.B167 'cc vs b1'.B168:'cc vs b1'.B173 'cc vs b1'.C167:'cc vs b1'.C167 'cc vs b1'.C168:'cc vs b1'.C173 'cc vs b1'.D167:'cc vs b1'.D167 'cc vs b1'.D168:'cc vs b1'.D173 'cc vs b1'.E167:'cc vs b1'.E167 'cc vs b1'.E168:'cc vs b1'.E173 'cc vs b1'.G167:'cc vs b1'.G167 'cc vs b1'.G168:'cc vs b1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b1'.A177:'cc vs b1'.A182 'cc vs b1'.B176:'cc vs b1'.B176 'cc vs b1'.B177:'cc vs b1'.B182 'cc vs b1'.C176:'cc vs b1'.C176 'cc vs b1'.C177:'cc vs b1'.C182 'cc vs b1'.D176:'cc vs b1'.D176 'cc vs b1'.D177:'cc vs b1'.D182 'cc vs b1'.E176:'cc vs b1'.E176 'cc vs b1'.E177:'cc vs b1'.E182 'cc vs b1'.G176:'cc vs b1'.G176 'cc vs b1'.G177:'cc vs b1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b1'.A186:'cc vs b1'.A191 'cc vs b1'.B185:'cc vs b1'.B185 'cc vs b1'.B186:'cc vs b1'.B191 'cc vs b1'.C185:'cc vs b1'.C185 'cc vs b1'.C186:'cc vs b1'.C191 'cc vs b1'.D185:'cc vs b1'.D185 'cc vs b1'.D186:'cc vs b1'.D191 'cc vs b1'.E185:'cc vs b1'.E185 'cc vs b1'.E186:'cc vs b1'.E191 'cc vs b1'.G185:'cc vs b1'.G185 'cc vs b1'.G186:'cc vs b1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b1'.A83:'cc vs b1'.A88 'cc vs b1'.B82:'cc vs b1'.B82 'cc vs b1'.B83:'cc vs b1'.B88 'cc vs b1'.C82:'cc vs b1'.C82 'cc vs b1'.C83:'cc vs b1'.C88 'cc vs b1'.D82:'cc vs b1'.D82 'cc vs b1'.D83:'cc vs b1'.D88 'cc vs b1'.E82:'cc vs b1'.E82 'cc vs b1'.E83:'cc vs b1'.E88 'cc vs b1'.F82:'cc vs b1'.F82 'cc vs b1'.F83:'cc vs b1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b1'.A60:'cc vs b1'.A65 'cc vs b1'.B59:'cc vs b1'.B59 'cc vs b1'.B60:'cc vs b1'.B65 'cc vs b1'.C59:'cc vs b1'.C59 'cc vs b1'.C60:'cc vs b1'.C65 'cc vs b1'.D59:'cc vs b1'.D59 'cc vs b1'.D60:'cc vs b1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  <table:table-cell office:value-type="string">
            <text:p>(D) 10%/ E /90%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/>
          <table:table-cell office:value-type="string">
            <text:p>283 / 470 / 690</text:p>
          </table:table-cell>
          <table:table-cell table:number-columns-repeated="2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/>
          <table:table-cell office:value-type="string">
            <text:p>257 / 464 / 710</text:p>
          </table:table-cell>
          <table:table-cell table:number-columns-repeated="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B1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b2" table:style-name="ta1">
        <table:shapes>
          <draw:frame draw:z-index="0" draw:style-name="gr1" draw:text-style-name="P1" svg:width="6.2988in" svg:height="3.5429in" svg:x="5.3106in" svg:y="0in">
            <draw:object draw:notify-on-update-of-ranges="'di vs b2'.A3:'di vs b2'.A5 'di vs b2'.B2:'di vs b2'.B2 'di vs b2'.B3:'di vs b2'.B5 'di vs b2'.C2:'di vs b2'.C2 'di vs b2'.C3:'di vs b2'.C5 'di vs b2'.D2:'di vs b2'.D2 'di vs b2'.D3:'di vs b2'.D5 'di vs b2'.E2:'di vs b2'.E2 'di vs b2'.E3:'di vs b2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b2'.A9:'di vs b2'.A11 'di vs b2'.B8:'di vs b2'.B8 'di vs b2'.B9:'di vs b2'.B11 'di vs b2'.C8:'di vs b2'.C8 'di vs b2'.C9:'di vs b2'.C11 'di vs b2'.D8:'di vs b2'.D8 'di vs b2'.D9:'di vs b2'.D11 'di vs b2'.E8:'di vs b2'.E8 'di vs b2'.E9:'di vs b2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b2'.A25:'di vs b2'.A31 'di vs b2'.B24:'di vs b2'.B24 'di vs b2'.B25:'di vs b2'.B31 'di vs b2'.C24:'di vs b2'.C24 'di vs b2'.C25:'di vs b2'.C31 'di vs b2'.D24:'di vs b2'.D24 'di vs b2'.D25:'di vs b2'.D31 'di vs b2'.E24:'di vs b2'.E24 'di vs b2'.E25:'di vs b2'.E31 'di vs b2'.F24:'di vs b2'.F24 'di vs b2'.F25:'di vs b2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b2'.A56:'di vs b2'.A61 'di vs b2'.B55:'di vs b2'.B55 'di vs b2'.B56:'di vs b2'.B61 'di vs b2'.C55:'di vs b2'.C55 'di vs b2'.C56:'di vs b2'.C61 'di vs b2'.D55:'di vs b2'.D55 'di vs b2'.D56:'di vs b2'.D61 'di vs b2'.E55:'di vs b2'.E55 'di vs b2'.E56:'di vs b2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b2'.A65:'di vs b2'.A70 'di vs b2'.B64:'di vs b2'.B64 'di vs b2'.B65:'di vs b2'.B70 'di vs b2'.C64:'di vs b2'.C64 'di vs b2'.C65:'di vs b2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b2'.A35:'di vs b2'.A41 'di vs b2'.B34:'di vs b2'.B34 'di vs b2'.B35:'di vs b2'.B41 'di vs b2'.C34:'di vs b2'.C34 'di vs b2'.C35:'di vs b2'.C41 'di vs b2'.D34:'di vs b2'.D34 'di vs b2'.D35:'di vs b2'.D41 'di vs b2'.E34:'di vs b2'.E34 'di vs b2'.E35:'di vs b2'.E41 'di vs b2'.F34:'di vs b2'.F34 'di vs b2'.F35:'di vs b2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b2'.A45:'di vs b2'.A51 'di vs b2'.B44:'di vs b2'.B44 'di vs b2'.B45:'di vs b2'.B51 'di vs b2'.C44:'di vs b2'.C44 'di vs b2'.C45:'di vs b2'.C51 'di vs b2'.D44:'di vs b2'.D44 'di vs b2'.D45:'di vs b2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b2'.A74:'di vs b2'.A79 'di vs b2'.B73:'di vs b2'.B73 'di vs b2'.B74:'di vs b2'.B79 'di vs b2'.C73:'di vs b2'.C73 'di vs b2'.C74:'di vs b2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b2'.A35:'di vs b2'.A41 'di vs b2'.D34:'di vs b2'.D34 'di vs b2'.D35:'di vs b2'.D41 'di vs b2'.E34:'di vs b2'.E34 'di vs b2'.E35:'di vs b2'.E41 'di vs b2'.F34:'di vs b2'.F34 'di vs b2'.F35:'di vs b2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b2'.A191:'di vs b2'.A197 'di vs b2'.B190:'di vs b2'.B190 'di vs b2'.B191:'di vs b2'.B197 'di vs b2'.C190:'di vs b2'.C190 'di vs b2'.C191:'di vs b2'.C197 'di vs b2'.D190:'di vs b2'.D190 'di vs b2'.D191:'di vs b2'.D197 'di vs b2'.E190:'di vs b2'.E190 'di vs b2'.E191:'di vs b2'.E197 'di vs b2'.F190:'di vs b2'.F190 'di vs b2'.F191:'di vs b2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b2'.A201:'di vs b2'.A207 'di vs b2'.D200:'di vs b2'.D200 'di vs b2'.D201:'di vs b2'.D207 'di vs b2'.E200:'di vs b2'.E200 'di vs b2'.E201:'di vs b2'.E207 'di vs b2'.F200:'di vs b2'.F200 'di vs b2'.F201:'di vs b2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b2'.A215:'di vs b2'.A221 'di vs b2'.C214:'di vs b2'.C214 'di vs b2'.C215:'di vs b2'.C221 'di vs b2'.D214:'di vs b2'.D214 'di vs b2'.D215:'di vs b2'.D221 'di vs b2'.E214:'di vs b2'.E214 'di vs b2'.E215:'di vs b2'.E221 'di vs b2'.F214:'di vs b2'.F214 'di vs b2'.F215:'di vs b2'.F221 'di vs b2'.G214:'di vs b2'.G214 'di vs b2'.G215:'di vs b2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b2'.A225:'di vs b2'.A231 'di vs b2'.C224:'di vs b2'.C224 'di vs b2'.C225:'di vs b2'.C231 'di vs b2'.D224:'di vs b2'.D224 'di vs b2'.D225:'di vs b2'.D231 'di vs b2'.E224:'di vs b2'.E224 'di vs b2'.E225:'di vs b2'.E231 'di vs b2'.F224:'di vs b2'.F224 'di vs b2'.F225:'di vs b2'.F231 'di vs b2'.G224:'di vs b2'.G224 'di vs b2'.G225:'di vs b2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b2'.K130:'di vs b2'.K135 'di vs b2'.L129:'di vs b2'.L129 'di vs b2'.L130:'di vs b2'.L135 'di vs b2'.M129:'di vs b2'.M129 'di vs b2'.M130:'di vs b2'.M135 'di vs b2'.N129:'di vs b2'.N129 'di vs b2'.N130:'di vs b2'.N135 'di vs b2'.O129:'di vs b2'.O129 'di vs b2'.O130:'di vs b2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b2'.K141:'di vs b2'.K146 'di vs b2'.N140:'di vs b2'.N140 'di vs b2'.N141:'di vs b2'.N146 'di vs b2'.O140:'di vs b2'.O140 'di vs b2'.O141:'di vs b2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b2'.K151:'di vs b2'.K156 'di vs b2'.L150:'di vs b2'.L150 'di vs b2'.L151:'di vs b2'.L156 'di vs b2'.M150:'di vs b2'.M150 'di vs b2'.M151:'di vs b2'.M156 'di vs b2'.N150:'di vs b2'.N150 'di vs b2'.N151:'di vs b2'.N156 'di vs b2'.P150:'di vs b2'.P150 'di vs b2'.P151:'di vs b2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b2'.K161:'di vs b2'.K166 'di vs b2'.L160:'di vs b2'.L160 'di vs b2'.L161:'di vs b2'.L166 'di vs b2'.M160:'di vs b2'.M160 'di vs b2'.M161:'di vs b2'.M166 'di vs b2'.N160:'di vs b2'.N160 'di vs b2'.N161:'di vs b2'.N166 'di vs b2'.P160:'di vs b2'.P160 'di vs b2'.P161:'di vs b2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T15:35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1-28T15:40:23</dc:date>
    <meta:editing-duration>P2DT5H31M30S</meta:editing-duration>
    <meta:editing-cycles>240</meta:editing-cycles>
    <meta:print-date>2013-10-16T17:09:16</meta:print-date>
    <meta:document-statistic meta:table-count="2" meta:cell-count="2162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D000000DD0AA494CF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3:'cc vs b1'.E5 'cc vs b1'.B2:'cc vs b1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8:'di vs b2'.E11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5cm" svg:y="8.076cm" chart:style-name="ch5">
              <text:p>Process count</text:p>
            </chart:title>
            <chart:categories table:cell-range-address="'di vs b2'.A9:'di vs b2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9:'di vs b2'.B11" chart:label-cell-address="'di vs b2'.B8:'di vs b2'.B8" chart:class="chart:line">
            <chart:data-point chart:repeated="3"/>
          </chart:series>
          <chart:series chart:style-name="ch10" chart:values-cell-range-address="'di vs b2'.C9:'di vs b2'.C11" chart:label-cell-address="'di vs b2'.C8:'di vs b2'.C8" chart:class="chart:line">
            <chart:data-point chart:repeated="3"/>
          </chart:series>
          <chart:series chart:style-name="ch11" chart:values-cell-range-address="'di vs b2'.D9:'di vs b2'.D11" chart:label-cell-address="'di vs b2'.D8:'di vs b2'.D8" chart:class="chart:line">
            <chart:data-point chart:repeated="3"/>
          </chart:series>
          <chart:series chart:style-name="ch12" chart:values-cell-range-address="'di vs b2'.E9:'di vs b2'.E11" chart:label-cell-address="'di vs b2'.E8:'di vs b2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8:'di vs b2'.B8</svg:desc>
                </draw:g>
              </table:table-cell>
              <table:table-cell office:value-type="string">
                <text:p>(D-B) B2</text:p>
                <draw:g>
                  <svg:desc>'di vs b2'.C8:'di vs b2'.C8</svg:desc>
                </draw:g>
              </table:table-cell>
              <table:table-cell office:value-type="string">
                <text:p>(C-B) Dissemination</text:p>
                <draw:g>
                  <svg:desc>'di vs b2'.D8:'di vs b2'.D8</svg:desc>
                </draw:g>
              </table:table-cell>
              <table:table-cell office:value-type="string">
                <text:p>(C-B) B2</text:p>
                <draw:g>
                  <svg:desc>'di vs b2'.E8:'di vs b2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9:'di vs b2'.A11</svg:desc>
                </draw:g>
              </table:table-cell>
              <table:table-cell office:value-type="float" office:value="106.045">
                <text:p>106.045</text:p>
                <draw:g>
                  <svg:desc>'di vs b2'.B9:'di vs b2'.B11</svg:desc>
                </draw:g>
              </table:table-cell>
              <table:table-cell office:value-type="float" office:value="150.004">
                <text:p>150.004</text:p>
                <draw:g>
                  <svg:desc>'di vs b2'.C9:'di vs b2'.C11</svg:desc>
                </draw:g>
              </table:table-cell>
              <table:table-cell office:value-type="float" office:value="105.045">
                <text:p>105.045</text:p>
                <draw:g>
                  <svg:desc>'di vs b2'.D9:'di vs b2'.D11</svg:desc>
                </draw:g>
              </table:table-cell>
              <table:table-cell office:value-type="float" office:value="50.004">
                <text:p>50.004</text:p>
                <draw:g>
                  <svg:desc>'di vs b2'.E9:'di vs b2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5:'di vs b2'.F31 'di vs b2'.B24:'di vs b2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b2'.A55:'di vs b2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b2'.A56:'di vs b2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b2'.B56:'di vs b2'.B61" chart:label-cell-address="'di vs b2'.B55:'di vs b2'.B55" chart:class="chart:bar">
            <chart:data-point chart:repeated="6"/>
          </chart:series>
          <chart:series chart:style-name="ch8" chart:values-cell-range-address="'di vs b2'.C56:'di vs b2'.C61" chart:label-cell-address="'di vs b2'.C55:'di vs b2'.C55" chart:class="chart:bar">
            <chart:data-point chart:repeated="6"/>
          </chart:series>
          <chart:series chart:style-name="ch9" chart:values-cell-range-address="'di vs b2'.D56:'di vs b2'.D61" chart:label-cell-address="'di vs b2'.D55:'di vs b2'.D55" chart:class="chart:bar">
            <chart:data-point chart:repeated="6"/>
          </chart:series>
          <chart:series chart:style-name="ch10" chart:values-cell-range-address="'di vs b2'.E56:'di vs b2'.E61" chart:label-cell-address="'di vs b2'.E55:'di vs b2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55:'di vs b2'.B55</svg:desc>
                </draw:g>
              </table:table-cell>
              <table:table-cell office:value-type="string">
                <text:p>(B) One working</text:p>
                <draw:g>
                  <svg:desc>'di vs b2'.C55:'di vs b2'.C55</svg:desc>
                </draw:g>
              </table:table-cell>
              <table:table-cell office:value-type="string">
                <text:p>(C) No one left</text:p>
                <draw:g>
                  <svg:desc>'di vs b2'.D55:'di vs b2'.D55</svg:desc>
                </draw:g>
              </table:table-cell>
              <table:table-cell office:value-type="string">
                <text:p>(D) One left</text:p>
                <draw:g>
                  <svg:desc>'di vs b2'.E55:'di vs b2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56:'di vs b2'.A61</svg:desc>
                </draw:g>
              </table:table-cell>
              <table:table-cell office:value-type="float" office:value="25">
                <text:p>25</text:p>
                <draw:g>
                  <svg:desc>'di vs b2'.B56:'di vs b2'.B61</svg:desc>
                </draw:g>
              </table:table-cell>
              <table:table-cell office:value-type="float" office:value="183.333">
                <text:p>183.333</text:p>
                <draw:g>
                  <svg:desc>'di vs b2'.C56:'di vs b2'.C61</svg:desc>
                </draw:g>
              </table:table-cell>
              <table:table-cell office:value-type="float" office:value="66.4744288967489">
                <text:p>66.4744288967489</text:p>
                <draw:g>
                  <svg:desc>'di vs b2'.D56:'di vs b2'.D61</svg:desc>
                </draw:g>
              </table:table-cell>
              <table:table-cell office:value-type="float" office:value="200.906929630043">
                <text:p>200.906929630043</text:p>
                <draw:g>
                  <svg:desc>'di vs b2'.E56:'di vs b2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b2'.A64:'di vs b2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b2'.A65:'di vs b2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b2'.B65:'di vs b2'.B70" chart:label-cell-address="'di vs b2'.B64:'di vs b2'.B64" chart:class="chart:bar">
            <chart:data-point chart:repeated="6"/>
          </chart:series>
          <chart:series chart:style-name="ch8" chart:values-cell-range-address="'di vs b2'.C65:'di vs b2'.C70" chart:label-cell-address="'di vs b2'.C64:'di vs b2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64:'di vs b2'.B64</svg:desc>
                </draw:g>
              </table:table-cell>
              <table:table-cell office:value-type="string">
                <text:p>(D) One left</text:p>
                <draw:g>
                  <svg:desc>'di vs b2'.C64:'di vs b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65:'di vs b2'.A70</svg:desc>
                </draw:g>
              </table:table-cell>
              <table:table-cell office:value-type="float" office:value="31.0598101208757">
                <text:p>31.0598101208757</text:p>
                <draw:g>
                  <svg:desc>'di vs b2'.B65:'di vs b2'.B70</svg:desc>
                </draw:g>
              </table:table-cell>
              <table:table-cell office:value-type="float" office:value="187.512637187918">
                <text:p>187.512637187918</text:p>
                <draw:g>
                  <svg:desc>'di vs b2'.C65:'di vs b2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34:'di vs b2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35:'di vs b2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35:'di vs b2'.B41" chart:label-cell-address="'di vs b2'.B34:'di vs b2'.B34" chart:class="chart:bar">
            <chart:data-point chart:repeated="7"/>
          </chart:series>
          <chart:series chart:style-name="ch10" chart:values-cell-range-address="'di vs b2'.C35:'di vs b2'.C41" chart:label-cell-address="'di vs b2'.C34:'di vs b2'.C34" chart:class="chart:bar">
            <chart:data-point chart:repeated="7"/>
          </chart:series>
          <chart:series chart:style-name="ch11" chart:values-cell-range-address="'di vs b2'.D35:'di vs b2'.D41" chart:label-cell-address="'di vs b2'.D34:'di vs b2'.D34" chart:class="chart:bar">
            <chart:data-point chart:repeated="7"/>
          </chart:series>
          <chart:series chart:style-name="ch12" chart:values-cell-range-address="'di vs b2'.E35:'di vs b2'.E41" chart:label-cell-address="'di vs b2'.E34:'di vs b2'.E34" chart:class="chart:bar">
            <chart:data-point chart:repeated="7"/>
          </chart:series>
          <chart:series chart:style-name="ch13" chart:values-cell-range-address="'di vs b2'.F35:'di vs b2'.F41" chart:label-cell-address="'di vs b2'.F34:'di vs b2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34:'di vs b2'.B34</svg:desc>
                </draw:g>
              </table:table-cell>
              <table:table-cell office:value-type="string">
                <text:p>(B) One working</text:p>
                <draw:g>
                  <svg:desc>'di vs b2'.C34:'di vs b2'.C34</svg:desc>
                </draw:g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25">
                <text:p>125</text:p>
                <draw:g>
                  <svg:desc>'di vs b2'.B35:'di vs b2'.B41</svg:desc>
                </draw:g>
              </table:table-cell>
              <table:table-cell office:value-type="float" office:value="2592.857">
                <text:p>2592.857</text:p>
                <draw:g>
                  <svg:desc>'di vs b2'.C35:'di vs b2'.C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b2'.A44:'di vs b2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45:'di vs b2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45:'di vs b2'.B51" chart:label-cell-address="'di vs b2'.B44:'di vs b2'.B44" chart:class="chart:bar">
            <chart:data-point chart:repeated="7"/>
          </chart:series>
          <chart:series chart:style-name="ch10" chart:values-cell-range-address="'di vs b2'.C45:'di vs b2'.C51" chart:label-cell-address="'di vs b2'.C44:'di vs b2'.C44" chart:class="chart:bar">
            <chart:data-point chart:repeated="7"/>
          </chart:series>
          <chart:series chart:style-name="ch11" chart:values-cell-range-address="'di vs b2'.D45:'di vs b2'.D51" chart:label-cell-address="'di vs b2'.D44:'di vs b2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B44:'di vs b2'.B44</svg:desc>
                </draw:g>
              </table:table-cell>
              <table:table-cell office:value-type="string">
                <text:p>(R2) Round 2</text:p>
                <draw:g>
                  <svg:desc>'di vs b2'.C44:'di vs b2'.C44</svg:desc>
                </draw:g>
              </table:table-cell>
              <table:table-cell office:value-type="string">
                <text:p>(R3) Round 3</text:p>
                <draw:g>
                  <svg:desc>'di vs b2'.D44:'di vs b2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45:'di vs b2'.A51</svg:desc>
                </draw:g>
              </table:table-cell>
              <table:table-cell office:value-type="float" office:value="274.171">
                <text:p>274.171</text:p>
                <draw:g>
                  <svg:desc>'di vs b2'.B45:'di vs b2'.B51</svg:desc>
                </draw:g>
              </table:table-cell>
              <table:table-cell office:value-type="float" office:value="201.581">
                <text:p>201.581</text:p>
                <draw:g>
                  <svg:desc>'di vs b2'.C45:'di vs b2'.C51</svg:desc>
                </draw:g>
              </table:table-cell>
              <table:table-cell office:value-type="float" office:value="198.155">
                <text:p>198.155</text:p>
                <draw:g>
                  <svg:desc>'di vs b2'.D45:'di vs b2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b2'.A74:'di vs b2'.C79 'di vs b2'.B73:'di vs b2'.C73" chart:data-source-has-labels="both" svg:x="0.77cm" svg:y="0.855cm" svg:width="11.639cm" svg:height="6.984cm">
          <chartooo:coordinate-region svg:x="5.519cm" svg:y="0.855cm" svg:width="6.61cm" svg:height="6.337cm"/>
          <chart:axis chart:dimension="x" chart:name="primary-x" chart:style-name="ch4" chartooo:axis-type="auto">
            <chartooo:date-scale/>
            <chart:categories table:cell-range-address="'di vs b2'.A74:'di vs b2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b2'.B74:'di vs b2'.B79" chart:label-cell-address="'di vs b2'.B73:'di vs b2'.B73" chart:class="chart:bar">
            <chart:data-point chart:repeated="6"/>
          </chart:series>
          <chart:series chart:style-name="ch9" chart:values-cell-range-address="'di vs b2'.C74:'di vs b2'.C79" chart:label-cell-address="'di vs b2'.C73:'di vs b2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73:'di vs b2'.B73</svg:desc>
                </draw:g>
              </table:table-cell>
              <table:table-cell office:value-type="string">
                <text:p>(D) One left</text:p>
                <draw:g>
                  <svg:desc>'di vs b2'.C73:'di vs b2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74:'di vs b2'.A79</svg:desc>
                </draw:g>
              </table:table-cell>
              <table:table-cell office:value-type="float" office:value="97.1052956541853">
                <text:p>97.1052956541853</text:p>
                <draw:g>
                  <svg:desc>'di vs b2'.B74:'di vs b2'.B79</svg:desc>
                </draw:g>
              </table:table-cell>
              <table:table-cell office:value-type="float" office:value="200.030402328193">
                <text:p>200.030402328193</text:p>
                <draw:g>
                  <svg:desc>'di vs b2'.C74:'di vs b2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3:'cc vs b1'.F88 'cc vs b1'.B82:'cc vs b1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b1'.C92:'cc vs b1'.F97 'cc vs b1'.D91:'cc vs b1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b1'.C92:'cc vs b1'.C97"/>
          </chart:axis>
          <chart:axis chart:dimension="y" chart:name="primary-y" chart:style-name="ch5">
            <chart:title svg:x="2.901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D92:'cc vs b1'.D97" chart:label-cell-address="'cc vs b1'.D91:'cc vs b1'.D91" chart:class="chart:bar">
            <chart:data-point chart:repeated="6"/>
          </chart:series>
          <chart:series chart:style-name="ch9" chart:values-cell-range-address="'cc vs b1'.E92:'cc vs b1'.E97" chart:label-cell-address="'cc vs b1'.E91:'cc vs b1'.E91" chart:class="chart:bar">
            <chart:data-point chart:repeated="6"/>
          </chart:series>
          <chart:series chart:style-name="ch10" chart:values-cell-range-address="'cc vs b1'.F92:'cc vs b1'.F97" chart:label-cell-address="'cc vs b1'.F91:'cc vs b1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D91:'cc vs b1'.D91</svg:desc>
                </draw:g>
              </table:table-cell>
              <table:table-cell office:value-type="string">
                <text:p>(C) No one left</text:p>
                <draw:g>
                  <svg:desc>'cc vs b1'.E91:'cc vs b1'.E91</svg:desc>
                </draw:g>
              </table:table-cell>
              <table:table-cell office:value-type="string">
                <text:p>(D) One left</text:p>
                <draw:g>
                  <svg:desc>'cc vs b1'.F91:'cc vs b1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C92:'cc vs b1'.C97</svg:desc>
                </draw:g>
              </table:table-cell>
              <table:table-cell office:value-type="float" office:value="1.347">
                <text:p>1.347</text:p>
                <draw:g>
                  <svg:desc>'cc vs b1'.D92:'cc vs b1'.D97</svg:desc>
                </draw:g>
              </table:table-cell>
              <table:table-cell office:value-type="float" office:value="0.936">
                <text:p>0.936</text:p>
                <draw:g>
                  <svg:desc>'cc vs b1'.E92:'cc vs b1'.E97</svg:desc>
                </draw:g>
              </table:table-cell>
              <table:table-cell office:value-type="float" office:value="1.816">
                <text:p>1.816</text:p>
                <draw:g>
                  <svg:desc>'cc vs b1'.F92:'cc vs b1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25:'cc vs b1'.C3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26:'cc vs b1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26:'cc vs b1'.B31" chart:label-cell-address="'cc vs b1'.B25:'cc vs b1'.B25" chart:class="chart:bar">
            <chart:data-point chart:repeated="6"/>
          </chart:series>
          <chart:series chart:style-name="ch9" chart:values-cell-range-address="'cc vs b1'.C26:'cc vs b1'.C31" chart:label-cell-address="'cc vs b1'.C25:'cc vs b1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25:'cc vs b1'.B25</svg:desc>
                </draw:g>
              </table:table-cell>
              <table:table-cell office:value-type="string">
                <text:p>Reading</text:p>
                <draw:g>
                  <svg:desc>'cc vs b1'.C25:'cc vs b1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26:'cc vs b1'.A31</svg:desc>
                </draw:g>
              </table:table-cell>
              <table:table-cell office:value-type="float" office:value="0.6">
                <text:p>0.6</text:p>
                <draw:g>
                  <svg:desc>'cc vs b1'.B26:'cc vs b1'.B31</svg:desc>
                </draw:g>
              </table:table-cell>
              <table:table-cell office:value-type="float" office:value="0.4">
                <text:p>0.4</text:p>
                <draw:g>
                  <svg:desc>'cc vs b1'.C26:'cc vs b1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b1'.A100:'cc vs b1'.B115 'cc vs b1'.D100:'cc vs b1'.D115 'cc vs b1'.H100:'cc vs b1'.H113 'cc vs b1'.J100:'cc vs b1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01:'cc vs b1'.B115" chart:label-cell-address="'cc vs b1'.B100:'cc vs b1'.B100" chart:class="chart:scatter">
            <chart:domain table:cell-range-address="'cc vs b1'.A101:'cc vs b1'.A115"/>
            <chart:data-point chart:repeated="15"/>
          </chart:series>
          <chart:series chart:style-name="ch10" chart:values-cell-range-address="'cc vs b1'.D101:'cc vs b1'.D115" chart:label-cell-address="'cc vs b1'.D100:'cc vs b1'.D100" chart:class="chart:scatter">
            <chart:domain table:cell-range-address="'cc vs b1'.C101:'cc vs b1'.C115"/>
            <chart:data-point chart:repeated="15"/>
          </chart:series>
          <chart:series chart:style-name="ch11" chart:values-cell-range-address="'cc vs b1'.H101:'cc vs b1'.H113" chart:label-cell-address="'cc vs b1'.H100:'cc vs b1'.H100" chart:class="chart:scatter">
            <chart:domain table:cell-range-address="'cc vs b1'.G101:'cc vs b1'.G113"/>
            <chart:data-point chart:repeated="13"/>
          </chart:series>
          <chart:series chart:style-name="ch12" chart:values-cell-range-address="'cc vs b1'.J101:'cc vs b1'.J114" chart:label-cell-address="'cc vs b1'.J100:'cc vs b1'.J100" chart:class="chart:scatter">
            <chart:domain table:cell-range-address="'cc vs b1'.I101:'cc vs b1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01:'cc vs b1'.A115</svg:desc>
                </draw:g>
              </table:table-cell>
              <table:table-cell office:value-type="float" office:value="0">
                <text:p>0</text:p>
                <draw:g>
                  <svg:desc>'cc vs b1'.B101:'cc vs b1'.B115</svg:desc>
                </draw:g>
              </table:table-cell>
              <table:table-cell office:value-type="float" office:value="0">
                <text:p>0</text:p>
                <draw:g>
                  <svg:desc>'cc vs b1'.C101:'cc vs b1'.C115</svg:desc>
                </draw:g>
              </table:table-cell>
              <table:table-cell office:value-type="float" office:value="0">
                <text:p>0</text:p>
                <draw:g>
                  <svg:desc>'cc vs b1'.D101:'cc vs b1'.D115</svg:desc>
                </draw:g>
              </table:table-cell>
              <table:table-cell office:value-type="float" office:value="0">
                <text:p>0</text:p>
                <draw:g>
                  <svg:desc>'cc vs b1'.G101:'cc vs b1'.G113</svg:desc>
                </draw:g>
              </table:table-cell>
              <table:table-cell office:value-type="float" office:value="0">
                <text:p>0</text:p>
                <draw:g>
                  <svg:desc>'cc vs b1'.H101:'cc vs b1'.H113</svg:desc>
                </draw:g>
              </table:table-cell>
              <table:table-cell office:value-type="float" office:value="0">
                <text:p>0</text:p>
                <draw:g>
                  <svg:desc>'cc vs b1'.I101:'cc vs b1'.I114</svg:desc>
                </draw:g>
              </table:table-cell>
              <table:table-cell office:value-type="float" office:value="0">
                <text:p>0</text:p>
                <draw:g>
                  <svg:desc>'cc vs b1'.J101:'cc vs b1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b1'.A120:'cc vs b1'.B131 'cc vs b1'.B100:'cc vs b1'.B100 'cc vs b1'.D100:'cc vs b1'.D100 'cc vs b1'.D120:'cc vs b1'.D131 'cc vs b1'.H100:'cc vs b1'.H100 'cc vs b1'.H120:'cc vs b1'.H131 'cc vs b1'.J100:'cc vs b1'.J100 'cc vs b1'.J120:'cc vs b1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b1'.B120:'cc vs b1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20:'cc vs b1'.B131" chart:label-cell-address="'cc vs b1'.B100:'cc vs b1'.B100" chart:class="chart:scatter">
            <chart:domain table:cell-range-address="'cc vs b1'.A120:'cc vs b1'.A131"/>
            <chart:data-point chart:repeated="12"/>
          </chart:series>
          <chart:series chart:style-name="ch10" chart:values-cell-range-address="'cc vs b1'.D120:'cc vs b1'.D131" chart:label-cell-address="'cc vs b1'.D100:'cc vs b1'.D100" chart:class="chart:scatter">
            <chart:domain table:cell-range-address="'cc vs b1'.C120:'cc vs b1'.C131"/>
            <chart:data-point chart:repeated="12"/>
          </chart:series>
          <chart:series chart:style-name="ch11" chart:values-cell-range-address="'cc vs b1'.H120:'cc vs b1'.H131" chart:label-cell-address="'cc vs b1'.H100:'cc vs b1'.H100" chart:class="chart:scatter">
            <chart:domain table:cell-range-address="'cc vs b1'.G120:'cc vs b1'.G131"/>
            <chart:data-point chart:repeated="12"/>
          </chart:series>
          <chart:series chart:style-name="ch12" chart:values-cell-range-address="'cc vs b1'.J120:'cc vs b1'.J131" chart:label-cell-address="'cc vs b1'.J100:'cc vs b1'.J100" chart:class="chart:scatter">
            <chart:domain table:cell-range-address="'cc vs b1'.I120:'cc vs b1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A120:'cc vs b1'.A131</svg:desc>
                </draw:g>
              </table:table-cell>
              <table:table-cell office:value-type="float" office:value="0">
                <text:p>0</text:p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C120:'cc vs b1'.C131</svg:desc>
                </draw:g>
              </table:table-cell>
              <table:table-cell office:value-type="float" office:value="0">
                <text:p>0</text:p>
                <draw:g>
                  <svg:desc>'cc vs b1'.D120:'cc vs b1'.D131</svg:desc>
                </draw:g>
              </table:table-cell>
              <table:table-cell office:value-type="float" office:value="0">
                <text:p>0</text:p>
                <draw:g>
                  <svg:desc>'cc vs b1'.G120:'cc vs b1'.G131</svg:desc>
                </draw:g>
              </table:table-cell>
              <table:table-cell office:value-type="float" office:value="0">
                <text:p>0</text:p>
                <draw:g>
                  <svg:desc>'cc vs b1'.H120:'cc vs b1'.H131</svg:desc>
                </draw:g>
              </table:table-cell>
              <table:table-cell office:value-type="float" office:value="0">
                <text:p>0</text:p>
                <draw:g>
                  <svg:desc>'cc vs b1'.I120:'cc vs b1'.I131</svg:desc>
                </draw:g>
              </table:table-cell>
              <table:table-cell office:value-type="float" office:value="0">
                <text:p>0</text:p>
                <draw:g>
                  <svg:desc>'cc vs b1'.J120:'cc vs b1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b1'.A100:'cc vs b1'.A114 'cc vs b1'.A136:'cc vs b1'.B152 'cc vs b1'.B100:'cc vs b1'.B100 'cc vs b1'.D100:'cc vs b1'.D100 'cc vs b1'.D136:'cc vs b1'.D146 'cc vs b1'.H135:'cc vs b1'.H153 'cc vs b1'.J100:'cc vs b1'.J100 'cc vs b1'.J136:'cc vs b1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36:'cc vs b1'.B152" chart:label-cell-address="'cc vs b1'.B100:'cc vs b1'.B100" chart:class="chart:scatter">
            <chart:domain table:cell-range-address="'cc vs b1'.A136:'cc vs b1'.A152"/>
            <chart:data-point chart:repeated="17"/>
          </chart:series>
          <chart:series chart:style-name="ch10" chart:values-cell-range-address="'cc vs b1'.D136:'cc vs b1'.D146" chart:label-cell-address="'cc vs b1'.D100:'cc vs b1'.D100" chart:class="chart:scatter">
            <chart:domain table:cell-range-address="'cc vs b1'.C136:'cc vs b1'.C146"/>
            <chart:data-point chart:repeated="11"/>
          </chart:series>
          <chart:series chart:style-name="ch11" chart:values-cell-range-address="'cc vs b1'.H136:'cc vs b1'.H153" chart:label-cell-address="'cc vs b1'.H135:'cc vs b1'.H135" chart:class="chart:scatter">
            <chart:domain table:cell-range-address="'cc vs b1'.G136:'cc vs b1'.G152"/>
            <chart:data-point chart:repeated="18"/>
          </chart:series>
          <chart:series chart:style-name="ch12" chart:values-cell-range-address="'cc vs b1'.J136:'cc vs b1'.J146" chart:label-cell-address="'cc vs b1'.J100:'cc vs b1'.J100" chart:class="chart:scatter">
            <chart:domain table:cell-range-address="'cc vs b1'.I136:'cc vs b1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35:'cc vs b1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36:'cc vs b1'.A152</svg:desc>
                </draw:g>
              </table:table-cell>
              <table:table-cell office:value-type="float" office:value="0">
                <text:p>0</text:p>
                <draw:g>
                  <svg:desc>'cc vs b1'.B136:'cc vs b1'.B152</svg:desc>
                </draw:g>
              </table:table-cell>
              <table:table-cell office:value-type="float" office:value="0">
                <text:p>0</text:p>
                <draw:g>
                  <svg:desc>'cc vs b1'.C136:'cc vs b1'.C146</svg:desc>
                </draw:g>
              </table:table-cell>
              <table:table-cell office:value-type="float" office:value="0">
                <text:p>0</text:p>
                <draw:g>
                  <svg:desc>'cc vs b1'.D136:'cc vs b1'.D146</svg:desc>
                </draw:g>
              </table:table-cell>
              <table:table-cell office:value-type="float" office:value="0">
                <text:p>0</text:p>
                <draw:g>
                  <svg:desc>'cc vs b1'.G136:'cc vs b1'.G152</svg:desc>
                </draw:g>
              </table:table-cell>
              <table:table-cell office:value-type="float" office:value="0">
                <text:p>0</text:p>
                <draw:g>
                  <svg:desc>'cc vs b1'.H136:'cc vs b1'.H153</svg:desc>
                </draw:g>
              </table:table-cell>
              <table:table-cell office:value-type="float" office:value="0">
                <text:p>0</text:p>
                <draw:g>
                  <svg:desc>'cc vs b1'.I136:'cc vs b1'.I146</svg:desc>
                </draw:g>
              </table:table-cell>
              <table:table-cell office:value-type="float" office:value="0">
                <text:p>0</text:p>
                <draw:g>
                  <svg:desc>'cc vs b1'.J136:'cc vs b1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68:'cc vs b1'.E173 'cc vs b1'.B167:'cc vs b1'.E167 'cc vs b1'.G167:'cc vs b1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68:'cc vs b1'.A173"/>
          </chart:axis>
          <chart:axis chart:dimension="y" chart:name="primary-y" chart:style-name="ch5">
            <chart:title svg:x="7.58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68:'cc vs b1'.B173" chart:label-cell-address="'cc vs b1'.B167:'cc vs b1'.B167" chart:class="chart:bar">
            <chart:data-point chart:repeated="6"/>
          </chart:series>
          <chart:series chart:style-name="ch9" chart:values-cell-range-address="'cc vs b1'.C168:'cc vs b1'.C173" chart:label-cell-address="'cc vs b1'.C167:'cc vs b1'.C167" chart:class="chart:bar">
            <chart:data-point chart:repeated="6"/>
          </chart:series>
          <chart:series chart:style-name="ch10" chart:values-cell-range-address="'cc vs b1'.D168:'cc vs b1'.D173" chart:label-cell-address="'cc vs b1'.D167:'cc vs b1'.D167" chart:class="chart:bar">
            <chart:data-point chart:repeated="6"/>
          </chart:series>
          <chart:series chart:style-name="ch11" chart:values-cell-range-address="'cc vs b1'.E168:'cc vs b1'.E173" chart:label-cell-address="'cc vs b1'.E167:'cc vs b1'.E167" chart:class="chart:bar">
            <chart:data-point chart:repeated="6"/>
          </chart:series>
          <chart:series chart:style-name="ch12" chart:values-cell-range-address="'cc vs b1'.G168:'cc vs b1'.G173" chart:label-cell-address="'cc vs b1'.G167:'cc vs b1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67:'cc vs b1'.B167</svg:desc>
                </draw:g>
              </table:table-cell>
              <table:table-cell office:value-type="string">
                <text:p>(C) No one left</text:p>
                <draw:g>
                  <svg:desc>'cc vs b1'.C167:'cc vs b1'.C167</svg:desc>
                </draw:g>
              </table:table-cell>
              <table:table-cell office:value-type="string">
                <text:p>(W) Writing</text:p>
                <draw:g>
                  <svg:desc>'cc vs b1'.D167:'cc vs b1'.D167</svg:desc>
                </draw:g>
              </table:table-cell>
              <table:table-cell office:value-type="string">
                <text:p>(B) One working</text:p>
                <draw:g>
                  <svg:desc>'cc vs b1'.E167:'cc vs b1'.E167</svg:desc>
                </draw:g>
              </table:table-cell>
              <table:table-cell office:value-type="string">
                <text:p>Overall</text:p>
                <draw:g>
                  <svg:desc>'cc vs b1'.G167:'cc vs b1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68:'cc vs b1'.A173</svg:desc>
                </draw:g>
              </table:table-cell>
              <table:table-cell office:value-type="float" office:value="28.4">
                <text:p>28.4</text:p>
                <draw:g>
                  <svg:desc>'cc vs b1'.B168:'cc vs b1'.B173</svg:desc>
                </draw:g>
              </table:table-cell>
              <table:table-cell office:value-type="float" office:value="50.6">
                <text:p>50.6</text:p>
                <draw:g>
                  <svg:desc>'cc vs b1'.C168:'cc vs b1'.C173</svg:desc>
                </draw:g>
              </table:table-cell>
              <table:table-cell office:value-type="float" office:value="36.2">
                <text:p>36.2</text:p>
                <draw:g>
                  <svg:desc>'cc vs b1'.D168:'cc vs b1'.D173</svg:desc>
                </draw:g>
              </table:table-cell>
              <table:table-cell office:value-type="float" office:value="23.9">
                <text:p>23.9</text:p>
                <draw:g>
                  <svg:desc>'cc vs b1'.E168:'cc vs b1'.E173</svg:desc>
                </draw:g>
              </table:table-cell>
              <table:table-cell office:value-type="float" office:value="34.4">
                <text:p>34.4</text:p>
                <draw:g>
                  <svg:desc>'cc vs b1'.G168:'cc vs b1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77:'cc vs b1'.E182 'cc vs b1'.B176:'cc vs b1'.E176 'cc vs b1'.G176:'cc vs b1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77:'cc vs b1'.A182"/>
          </chart:axis>
          <chart:axis chart:dimension="y" chart:name="primary-y" chart:style-name="ch5">
            <chart:title svg:x="7.617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77:'cc vs b1'.B182" chart:label-cell-address="'cc vs b1'.B176:'cc vs b1'.B176" chart:class="chart:bar">
            <chart:data-point chart:repeated="6"/>
          </chart:series>
          <chart:series chart:style-name="ch9" chart:values-cell-range-address="'cc vs b1'.C177:'cc vs b1'.C182" chart:label-cell-address="'cc vs b1'.C176:'cc vs b1'.C176" chart:class="chart:bar">
            <chart:data-point chart:repeated="6"/>
          </chart:series>
          <chart:series chart:style-name="ch10" chart:values-cell-range-address="'cc vs b1'.D177:'cc vs b1'.D182" chart:label-cell-address="'cc vs b1'.D176:'cc vs b1'.D176" chart:class="chart:bar">
            <chart:data-point chart:repeated="6"/>
          </chart:series>
          <chart:series chart:style-name="ch11" chart:values-cell-range-address="'cc vs b1'.E177:'cc vs b1'.E182" chart:label-cell-address="'cc vs b1'.E176:'cc vs b1'.E176" chart:class="chart:bar">
            <chart:data-point chart:repeated="6"/>
          </chart:series>
          <chart:series chart:style-name="ch12" chart:values-cell-range-address="'cc vs b1'.G177:'cc vs b1'.G182" chart:label-cell-address="'cc vs b1'.G176:'cc vs b1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76:'cc vs b1'.B176</svg:desc>
                </draw:g>
              </table:table-cell>
              <table:table-cell office:value-type="string">
                <text:p>(C) No one left</text:p>
                <draw:g>
                  <svg:desc>'cc vs b1'.C176:'cc vs b1'.C176</svg:desc>
                </draw:g>
              </table:table-cell>
              <table:table-cell office:value-type="string">
                <text:p>(W) Writing</text:p>
                <draw:g>
                  <svg:desc>'cc vs b1'.D176:'cc vs b1'.D176</svg:desc>
                </draw:g>
              </table:table-cell>
              <table:table-cell office:value-type="string">
                <text:p>(B) One working</text:p>
                <draw:g>
                  <svg:desc>'cc vs b1'.E176:'cc vs b1'.E176</svg:desc>
                </draw:g>
              </table:table-cell>
              <table:table-cell office:value-type="string">
                <text:p>Overall</text:p>
                <draw:g>
                  <svg:desc>'cc vs b1'.G176:'cc vs b1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77:'cc vs b1'.A182</svg:desc>
                </draw:g>
              </table:table-cell>
              <table:table-cell office:value-type="float" office:value="28.3">
                <text:p>28.3</text:p>
                <draw:g>
                  <svg:desc>'cc vs b1'.B177:'cc vs b1'.B182</svg:desc>
                </draw:g>
              </table:table-cell>
              <table:table-cell office:value-type="float" office:value="50.6">
                <text:p>50.6</text:p>
                <draw:g>
                  <svg:desc>'cc vs b1'.C177:'cc vs b1'.C182</svg:desc>
                </draw:g>
              </table:table-cell>
              <table:table-cell office:value-type="float" office:value="35.6">
                <text:p>35.6</text:p>
                <draw:g>
                  <svg:desc>'cc vs b1'.D177:'cc vs b1'.D182</svg:desc>
                </draw:g>
              </table:table-cell>
              <table:table-cell office:value-type="float" office:value="25.8">
                <text:p>25.8</text:p>
                <draw:g>
                  <svg:desc>'cc vs b1'.E177:'cc vs b1'.E182</svg:desc>
                </draw:g>
              </table:table-cell>
              <table:table-cell office:value-type="float" office:value="30.6">
                <text:p>30.6</text:p>
                <draw:g>
                  <svg:desc>'cc vs b1'.G177:'cc vs b1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86:'cc vs b1'.E191 'cc vs b1'.B185:'cc vs b1'.E185 'cc vs b1'.G185:'cc vs b1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86:'cc vs b1'.A191"/>
          </chart:axis>
          <chart:axis chart:dimension="y" chart:name="primary-y" chart:style-name="ch5">
            <chart:title svg:x="7.67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86:'cc vs b1'.B191" chart:label-cell-address="'cc vs b1'.B185:'cc vs b1'.B185" chart:class="chart:bar">
            <chart:data-point chart:repeated="6"/>
          </chart:series>
          <chart:series chart:style-name="ch9" chart:values-cell-range-address="'cc vs b1'.C186:'cc vs b1'.C191" chart:label-cell-address="'cc vs b1'.C185:'cc vs b1'.C185" chart:class="chart:bar">
            <chart:data-point chart:repeated="6"/>
          </chart:series>
          <chart:series chart:style-name="ch10" chart:values-cell-range-address="'cc vs b1'.D186:'cc vs b1'.D191" chart:label-cell-address="'cc vs b1'.D185:'cc vs b1'.D185" chart:class="chart:bar">
            <chart:data-point chart:repeated="6"/>
          </chart:series>
          <chart:series chart:style-name="ch11" chart:values-cell-range-address="'cc vs b1'.E186:'cc vs b1'.E191" chart:label-cell-address="'cc vs b1'.E185:'cc vs b1'.E185" chart:class="chart:bar">
            <chart:data-point chart:repeated="6"/>
          </chart:series>
          <chart:series chart:style-name="ch12" chart:values-cell-range-address="'cc vs b1'.G186:'cc vs b1'.G191" chart:label-cell-address="'cc vs b1'.G185:'cc vs b1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85:'cc vs b1'.B185</svg:desc>
                </draw:g>
              </table:table-cell>
              <table:table-cell office:value-type="string">
                <text:p>(C) No one left</text:p>
                <draw:g>
                  <svg:desc>'cc vs b1'.C185:'cc vs b1'.C185</svg:desc>
                </draw:g>
              </table:table-cell>
              <table:table-cell office:value-type="string">
                <text:p>(W) Writing</text:p>
                <draw:g>
                  <svg:desc>'cc vs b1'.D185:'cc vs b1'.D185</svg:desc>
                </draw:g>
              </table:table-cell>
              <table:table-cell office:value-type="string">
                <text:p>(B) One working</text:p>
                <draw:g>
                  <svg:desc>'cc vs b1'.E185:'cc vs b1'.E185</svg:desc>
                </draw:g>
              </table:table-cell>
              <table:table-cell office:value-type="string">
                <text:p>Overall</text:p>
                <draw:g>
                  <svg:desc>'cc vs b1'.G185:'cc vs b1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86:'cc vs b1'.A191</svg:desc>
                </draw:g>
              </table:table-cell>
              <table:table-cell office:value-type="float" office:value="28">
                <text:p>28</text:p>
                <draw:g>
                  <svg:desc>'cc vs b1'.B186:'cc vs b1'.B191</svg:desc>
                </draw:g>
              </table:table-cell>
              <table:table-cell office:value-type="float" office:value="50.4">
                <text:p>50.4</text:p>
                <draw:g>
                  <svg:desc>'cc vs b1'.C186:'cc vs b1'.C191</svg:desc>
                </draw:g>
              </table:table-cell>
              <table:table-cell office:value-type="float" office:value="32">
                <text:p>32</text:p>
                <draw:g>
                  <svg:desc>'cc vs b1'.D186:'cc vs b1'.D191</svg:desc>
                </draw:g>
              </table:table-cell>
              <table:table-cell office:value-type="float" office:value="23.7">
                <text:p>23.7</text:p>
                <draw:g>
                  <svg:desc>'cc vs b1'.E186:'cc vs b1'.E191</svg:desc>
                </draw:g>
              </table:table-cell>
              <table:table-cell office:value-type="float" office:value="23.5">
                <text:p>23.5</text:p>
                <draw:g>
                  <svg:desc>'cc vs b1'.G186:'cc vs b1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1:'di vs b2'.F197 'di vs b2'.B190:'di vs b2'.F190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5.197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5.446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15:'di vs b2'.A221 'di vs b2'.C214:'di vs b2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15:'di vs b2'.A221"/>
          </chart:axis>
          <chart:axis chart:dimension="y" chart:name="primary-y" chart:style-name="ch5">
            <chart:title svg:x="5.734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15:'di vs b2'.C221" chart:label-cell-address="'di vs b2'.C214:'di vs b2'.C214" chart:class="chart:bar">
            <chart:data-point chart:repeated="7"/>
          </chart:series>
          <chart:series chart:style-name="ch9" chart:values-cell-range-address="'di vs b2'.D215:'di vs b2'.D221" chart:label-cell-address="'di vs b2'.D214:'di vs b2'.D214" chart:class="chart:bar">
            <chart:data-point chart:repeated="7"/>
          </chart:series>
          <chart:series chart:style-name="ch10" chart:values-cell-range-address="'di vs b2'.E215:'di vs b2'.E221" chart:label-cell-address="'di vs b2'.E214:'di vs b2'.E214" chart:class="chart:bar">
            <chart:data-point chart:repeated="7"/>
          </chart:series>
          <chart:series chart:style-name="ch11" chart:values-cell-range-address="'di vs b2'.F215:'di vs b2'.F221" chart:label-cell-address="'di vs b2'.F214:'di vs b2'.F214" chart:class="chart:bar">
            <chart:data-point chart:repeated="7"/>
          </chart:series>
          <chart:series chart:style-name="ch12" chart:values-cell-range-address="'di vs b2'.G215:'di vs b2'.G221" chart:label-cell-address="'di vs b2'.G214:'di vs b2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14:'di vs b2'.C214</svg:desc>
                </draw:g>
              </table:table-cell>
              <table:table-cell office:value-type="string">
                <text:p>(R1) Round 1</text:p>
                <draw:g>
                  <svg:desc>'di vs b2'.D214:'di vs b2'.D214</svg:desc>
                </draw:g>
              </table:table-cell>
              <table:table-cell office:value-type="string">
                <text:p>(R2) Round 2</text:p>
                <draw:g>
                  <svg:desc>'di vs b2'.E214:'di vs b2'.E214</svg:desc>
                </draw:g>
              </table:table-cell>
              <table:table-cell office:value-type="string">
                <text:p>(R3) Round 3</text:p>
                <draw:g>
                  <svg:desc>'di vs b2'.F214:'di vs b2'.F214</svg:desc>
                </draw:g>
              </table:table-cell>
              <table:table-cell office:value-type="string">
                <text:p>Overall</text:p>
                <draw:g>
                  <svg:desc>'di vs b2'.G214:'di vs b2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15:'di vs b2'.A221</svg:desc>
                </draw:g>
              </table:table-cell>
              <table:table-cell office:value-type="float" office:value="37.5">
                <text:p>37.5</text:p>
                <draw:g>
                  <svg:desc>'di vs b2'.C215:'di vs b2'.C221</svg:desc>
                </draw:g>
              </table:table-cell>
              <table:table-cell office:value-type="float" office:value="51">
                <text:p>51</text:p>
                <draw:g>
                  <svg:desc>'di vs b2'.D215:'di vs b2'.D221</svg:desc>
                </draw:g>
              </table:table-cell>
              <table:table-cell office:value-type="float" office:value="45.57">
                <text:p>45.57</text:p>
                <draw:g>
                  <svg:desc>'di vs b2'.E215:'di vs b2'.E221</svg:desc>
                </draw:g>
              </table:table-cell>
              <table:table-cell office:value-type="float" office:value="28.15">
                <text:p>28.15</text:p>
                <draw:g>
                  <svg:desc>'di vs b2'.F215:'di vs b2'.F221</svg:desc>
                </draw:g>
              </table:table-cell>
              <table:table-cell office:value-type="float" office:value="39.45">
                <text:p>39.45</text:p>
                <draw:g>
                  <svg:desc>'di vs b2'.G215:'di vs b2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b1'.A51:'cc vs b1'.F56 'cc vs b1'.B50:'cc vs b1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b1'.A51:'cc vs b1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b1'.B51:'cc vs b1'.B56" chart:label-cell-address="'cc vs b1'.B50:'cc vs b1'.B50" chart:class="chart:bar">
            <chart:data-point chart:repeated="6"/>
          </chart:series>
          <chart:series chart:style-name="ch8" chart:values-cell-range-address="'cc vs b1'.C51:'cc vs b1'.C56" chart:label-cell-address="'cc vs b1'.C50:'cc vs b1'.C50" chart:class="chart:bar">
            <chart:data-point chart:repeated="6"/>
          </chart:series>
          <chart:series chart:style-name="ch9" chart:values-cell-range-address="'cc vs b1'.D51:'cc vs b1'.D56" chart:label-cell-address="'cc vs b1'.D50:'cc vs b1'.D50" chart:class="chart:bar">
            <chart:data-point chart:repeated="6"/>
          </chart:series>
          <chart:series chart:style-name="ch10" chart:values-cell-range-address="'cc vs b1'.E51:'cc vs b1'.E56" chart:label-cell-address="'cc vs b1'.E50:'cc vs b1'.E50" chart:class="chart:bar">
            <chart:data-point chart:repeated="6"/>
          </chart:series>
          <chart:series chart:style-name="ch11" chart:values-cell-range-address="'cc vs b1'.F51:'cc vs b1'.F56" chart:label-cell-address="'cc vs b1'.F50:'cc vs b1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50:'cc vs b1'.B50</svg:desc>
                </draw:g>
              </table:table-cell>
              <table:table-cell office:value-type="string">
                <text:p>(B) One working</text:p>
                <draw:g>
                  <svg:desc>'cc vs b1'.C50:'cc vs b1'.C50</svg:desc>
                </draw:g>
              </table:table-cell>
              <table:table-cell office:value-type="string">
                <text:p>(W) Writing</text:p>
                <draw:g>
                  <svg:desc>'cc vs b1'.D50:'cc vs b1'.D50</svg:desc>
                </draw:g>
              </table:table-cell>
              <table:table-cell office:value-type="string">
                <text:p>(C) No one left</text:p>
                <draw:g>
                  <svg:desc>'cc vs b1'.E50:'cc vs b1'.E50</svg:desc>
                </draw:g>
              </table:table-cell>
              <table:table-cell office:value-type="string">
                <text:p>(D) One left</text:p>
                <draw:g>
                  <svg:desc>'cc vs b1'.F50:'cc vs b1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51:'cc vs b1'.A56</svg:desc>
                </draw:g>
              </table:table-cell>
              <table:table-cell office:value-type="float" office:value="25">
                <text:p>25</text:p>
                <draw:g>
                  <svg:desc>'cc vs b1'.B51:'cc vs b1'.B56</svg:desc>
                </draw:g>
              </table:table-cell>
              <table:table-cell office:value-type="float" office:value="183.329">
                <text:p>183.329</text:p>
                <draw:g>
                  <svg:desc>'cc vs b1'.C51:'cc vs b1'.C56</svg:desc>
                </draw:g>
              </table:table-cell>
              <table:table-cell office:value-type="float" office:value="146.376">
                <text:p>146.376</text:p>
                <draw:g>
                  <svg:desc>'cc vs b1'.D51:'cc vs b1'.D56</svg:desc>
                </draw:g>
              </table:table-cell>
              <table:table-cell office:value-type="float" office:value="52.107">
                <text:p>52.107</text:p>
                <draw:g>
                  <svg:desc>'cc vs b1'.E51:'cc vs b1'.E56</svg:desc>
                </draw:g>
              </table:table-cell>
              <table:table-cell office:value-type="float" office:value="165.756">
                <text:p>165.756</text:p>
                <draw:g>
                  <svg:desc>'cc vs b1'.F51:'cc vs b1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25:'di vs b2'.A231 'di vs b2'.C224:'di vs b2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25:'di vs b2'.A231"/>
          </chart:axis>
          <chart:axis chart:dimension="y" chart:name="primary-y" chart:style-name="ch5">
            <chart:title svg:x="5.73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25:'di vs b2'.C231" chart:label-cell-address="'di vs b2'.C224:'di vs b2'.C224" chart:class="chart:bar">
            <chart:data-point chart:repeated="7"/>
          </chart:series>
          <chart:series chart:style-name="ch9" chart:values-cell-range-address="'di vs b2'.D225:'di vs b2'.D231" chart:label-cell-address="'di vs b2'.D224:'di vs b2'.D224" chart:class="chart:bar">
            <chart:data-point chart:repeated="7"/>
          </chart:series>
          <chart:series chart:style-name="ch10" chart:values-cell-range-address="'di vs b2'.E225:'di vs b2'.E231" chart:label-cell-address="'di vs b2'.E224:'di vs b2'.E224" chart:class="chart:bar">
            <chart:data-point chart:repeated="7"/>
          </chart:series>
          <chart:series chart:style-name="ch11" chart:values-cell-range-address="'di vs b2'.F225:'di vs b2'.F231" chart:label-cell-address="'di vs b2'.F224:'di vs b2'.F224" chart:class="chart:bar">
            <chart:data-point chart:repeated="7"/>
          </chart:series>
          <chart:series chart:style-name="ch12" chart:values-cell-range-address="'di vs b2'.G225:'di vs b2'.G231" chart:label-cell-address="'di vs b2'.G224:'di vs b2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24:'di vs b2'.C224</svg:desc>
                </draw:g>
              </table:table-cell>
              <table:table-cell office:value-type="string">
                <text:p>(R1) Round 1</text:p>
                <draw:g>
                  <svg:desc>'di vs b2'.D224:'di vs b2'.D224</svg:desc>
                </draw:g>
              </table:table-cell>
              <table:table-cell office:value-type="string">
                <text:p>(R2) Round 2</text:p>
                <draw:g>
                  <svg:desc>'di vs b2'.E224:'di vs b2'.E224</svg:desc>
                </draw:g>
              </table:table-cell>
              <table:table-cell office:value-type="string">
                <text:p>(R3) Round 3</text:p>
                <draw:g>
                  <svg:desc>'di vs b2'.F224:'di vs b2'.F224</svg:desc>
                </draw:g>
              </table:table-cell>
              <table:table-cell office:value-type="string">
                <text:p>Overall</text:p>
                <draw:g>
                  <svg:desc>'di vs b2'.G224:'di vs b2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25:'di vs b2'.A231</svg:desc>
                </draw:g>
              </table:table-cell>
              <table:table-cell office:value-type="float" office:value="37.5">
                <text:p>37.5</text:p>
                <draw:g>
                  <svg:desc>'di vs b2'.C225:'di vs b2'.C231</svg:desc>
                </draw:g>
              </table:table-cell>
              <table:table-cell office:value-type="float" office:value="51">
                <text:p>51</text:p>
                <draw:g>
                  <svg:desc>'di vs b2'.D225:'di vs b2'.D231</svg:desc>
                </draw:g>
              </table:table-cell>
              <table:table-cell office:value-type="float" office:value="44.62">
                <text:p>44.62</text:p>
                <draw:g>
                  <svg:desc>'di vs b2'.E225:'di vs b2'.E231</svg:desc>
                </draw:g>
              </table:table-cell>
              <table:table-cell office:value-type="float" office:value="27.72">
                <text:p>27.72</text:p>
                <draw:g>
                  <svg:desc>'di vs b2'.F225:'di vs b2'.F231</svg:desc>
                </draw:g>
              </table:table-cell>
              <table:table-cell office:value-type="float" office:value="36.69">
                <text:p>36.69</text:p>
                <draw:g>
                  <svg:desc>'di vs b2'.G225:'di vs b2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29:'di vs b2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3.185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423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K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65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61:'di vs b2'.N166 'di vs b2'.K160:'di vs b2'.N160 'di vs b2'.P160:'di vs b2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61:'di vs b2'.K166"/>
          </chart:axis>
          <chart:axis chart:dimension="y" chart:name="primary-y" chart:style-name="ch5">
            <chart:title svg:x="7.78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61:'di vs b2'.L166" chart:label-cell-address="'di vs b2'.L160:'di vs b2'.L160" chart:class="chart:bar">
            <chart:data-point chart:repeated="6"/>
          </chart:series>
          <chart:series chart:style-name="ch9" chart:values-cell-range-address="'di vs b2'.M161:'di vs b2'.M166" chart:label-cell-address="'di vs b2'.M160:'di vs b2'.M160" chart:class="chart:bar">
            <chart:data-point chart:repeated="6"/>
          </chart:series>
          <chart:series chart:style-name="ch10" chart:values-cell-range-address="'di vs b2'.N161:'di vs b2'.N166" chart:label-cell-address="'di vs b2'.N160:'di vs b2'.N160" chart:class="chart:bar">
            <chart:data-point chart:repeated="6"/>
          </chart:series>
          <chart:series chart:style-name="ch11" chart:values-cell-range-address="'di vs b2'.P161:'di vs b2'.P166" chart:label-cell-address="'di vs b2'.P160:'di vs b2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60:'di vs b2'.L160</svg:desc>
                </draw:g>
              </table:table-cell>
              <table:table-cell office:value-type="string">
                <text:p>(C) No one left</text:p>
                <draw:g>
                  <svg:desc>'di vs b2'.M160:'di vs b2'.M160</svg:desc>
                </draw:g>
              </table:table-cell>
              <table:table-cell office:value-type="string">
                <text:p>(B) One working</text:p>
                <draw:g>
                  <svg:desc>'di vs b2'.N160:'di vs b2'.N160</svg:desc>
                </draw:g>
              </table:table-cell>
              <table:table-cell office:value-type="string">
                <text:p>Overall</text:p>
                <draw:g>
                  <svg:desc>'di vs b2'.P160:'di vs b2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61:'di vs b2'.K166</svg:desc>
                </draw:g>
              </table:table-cell>
              <table:table-cell office:value-type="float" office:value="19.38">
                <text:p>19.38</text:p>
                <draw:g>
                  <svg:desc>'di vs b2'.L161:'di vs b2'.L166</svg:desc>
                </draw:g>
              </table:table-cell>
              <table:table-cell office:value-type="float" office:value="31.2">
                <text:p>31.2</text:p>
                <draw:g>
                  <svg:desc>'di vs b2'.M161:'di vs b2'.M166</svg:desc>
                </draw:g>
              </table:table-cell>
              <table:table-cell office:value-type="float" office:value="22.94">
                <text:p>22.94</text:p>
                <draw:g>
                  <svg:desc>'di vs b2'.N161:'di vs b2'.N166</svg:desc>
                </draw:g>
              </table:table-cell>
              <table:table-cell office:value-type="float" office:value="21.47">
                <text:p>21.47</text:p>
                <draw:g>
                  <svg:desc>'di vs b2'.P161:'di vs b2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F000000DF998A916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8:'cc vs b1'.E10 'cc vs b1'.B7:'cc vs b1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5.196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5.445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4:'di vs b2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b1'.A60:'cc vs b1'.D65 'cc vs b1'.B59:'cc vs b1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b1'.A60:'cc vs b1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b1'.B60:'cc vs b1'.B65" chart:label-cell-address="'cc vs b1'.B59:'cc vs b1'.B59" chart:class="chart:bar">
            <chart:data-point chart:repeated="6"/>
          </chart:series>
          <chart:series chart:style-name="ch8" chart:values-cell-range-address="'cc vs b1'.C60:'cc vs b1'.C65" chart:label-cell-address="'cc vs b1'.C59:'cc vs b1'.C59" chart:class="chart:bar">
            <chart:data-point chart:repeated="6"/>
          </chart:series>
          <chart:series chart:style-name="ch9" chart:values-cell-range-address="'cc vs b1'.D60:'cc vs b1'.D65" chart:label-cell-address="'cc vs b1'.D59:'cc vs b1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B59:'cc vs b1'.B59</svg:desc>
                </draw:g>
              </table:table-cell>
              <table:table-cell office:value-type="string">
                <text:p>(C) No one left</text:p>
                <draw:g>
                  <svg:desc>'cc vs b1'.C59:'cc vs b1'.C59</svg:desc>
                </draw:g>
              </table:table-cell>
              <table:table-cell office:value-type="string">
                <text:p>(D) One left</text:p>
                <draw:g>
                  <svg:desc>'cc vs b1'.D59:'cc vs b1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60:'cc vs b1'.A65</svg:desc>
                </draw:g>
              </table:table-cell>
              <table:table-cell office:value-type="float" office:value="105.054">
                <text:p>105.054</text:p>
                <draw:g>
                  <svg:desc>'cc vs b1'.B60:'cc vs b1'.B65</svg:desc>
                </draw:g>
              </table:table-cell>
              <table:table-cell office:value-type="float" office:value="46.41">
                <text:p>46.41</text:p>
                <draw:g>
                  <svg:desc>'cc vs b1'.C60:'cc vs b1'.C65</svg:desc>
                </draw:g>
              </table:table-cell>
              <table:table-cell office:value-type="float" office:value="161.945">
                <text:p>161.945</text:p>
                <draw:g>
                  <svg:desc>'cc vs b1'.D60:'cc vs b1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26:'cc vs b1'.C31 'cc vs b1'.B25:'cc vs b1'.C25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26:'cc vs b1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26:'cc vs b1'.B31" chart:label-cell-address="'cc vs b1'.B25:'cc vs b1'.B25" chart:class="chart:bar">
            <chart:data-point chart:repeated="6"/>
          </chart:series>
          <chart:series chart:style-name="ch9" chart:values-cell-range-address="'cc vs b1'.C26:'cc vs b1'.C31" chart:label-cell-address="'cc vs b1'.C25:'cc vs b1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25:'cc vs b1'.B25</svg:desc>
                </draw:g>
              </table:table-cell>
              <table:table-cell office:value-type="string">
                <text:p>Reading</text:p>
                <draw:g>
                  <svg:desc>'cc vs b1'.C25:'cc vs b1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26:'cc vs b1'.A31</svg:desc>
                </draw:g>
              </table:table-cell>
              <table:table-cell office:value-type="float" office:value="0.6">
                <text:p>0.6</text:p>
                <draw:g>
                  <svg:desc>'cc vs b1'.B26:'cc vs b1'.B31</svg:desc>
                </draw:g>
              </table:table-cell>
              <table:table-cell office:value-type="float" office:value="0.4">
                <text:p>0.4</text:p>
                <draw:g>
                  <svg:desc>'cc vs b1'.C26:'cc vs b1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13:'cc vs b1'.E15 'cc vs b1'.B12:'cc vs b1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b1'.A13:'cc vs b1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13:'cc vs b1'.B15" chart:label-cell-address="'cc vs b1'.B12:'cc vs b1'.B12" chart:class="chart:line">
            <chart:data-point chart:repeated="3"/>
          </chart:series>
          <chart:series chart:style-name="ch10" chart:values-cell-range-address="'cc vs b1'.C13:'cc vs b1'.C15" chart:label-cell-address="'cc vs b1'.C12:'cc vs b1'.C12" chart:class="chart:line">
            <chart:data-point chart:repeated="3"/>
          </chart:series>
          <chart:series chart:style-name="ch11" chart:values-cell-range-address="'cc vs b1'.D13:'cc vs b1'.D15" chart:label-cell-address="'cc vs b1'.D12:'cc vs b1'.D12" chart:class="chart:line">
            <chart:data-point chart:repeated="3"/>
          </chart:series>
          <chart:series chart:style-name="ch12" chart:values-cell-range-address="'cc vs b1'.E13:'cc vs b1'.E15" chart:label-cell-address="'cc vs b1'.E12:'cc vs b1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12:'cc vs b1'.B12</svg:desc>
                </draw:g>
              </table:table-cell>
              <table:table-cell office:value-type="string">
                <text:p>(D-B) B1</text:p>
                <draw:g>
                  <svg:desc>'cc vs b1'.C12:'cc vs b1'.C12</svg:desc>
                </draw:g>
              </table:table-cell>
              <table:table-cell office:value-type="string">
                <text:p>(C-B) Central Counter</text:p>
                <draw:g>
                  <svg:desc>'cc vs b1'.D12:'cc vs b1'.D12</svg:desc>
                </draw:g>
              </table:table-cell>
              <table:table-cell office:value-type="string">
                <text:p>(C-B) B1</text:p>
                <draw:g>
                  <svg:desc>'cc vs b1'.E12:'cc vs b1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13:'cc vs b1'.A15</svg:desc>
                </draw:g>
              </table:table-cell>
              <table:table-cell office:value-type="float" office:value="154.04">
                <text:p>154.04</text:p>
                <draw:g>
                  <svg:desc>'cc vs b1'.B13:'cc vs b1'.B15</svg:desc>
                </draw:g>
              </table:table-cell>
              <table:table-cell office:value-type="float" office:value="176.63">
                <text:p>176.63</text:p>
                <draw:g>
                  <svg:desc>'cc vs b1'.C13:'cc vs b1'.C15</svg:desc>
                </draw:g>
              </table:table-cell>
              <table:table-cell office:value-type="float" office:value="105.001">
                <text:p>105.001</text:p>
                <draw:g>
                  <svg:desc>'cc vs b1'.D13:'cc vs b1'.D15</svg:desc>
                </draw:g>
              </table:table-cell>
              <table:table-cell office:value-type="float" office:value="126.833">
                <text:p>126.833</text:p>
                <draw:g>
                  <svg:desc>'cc vs b1'.E13:'cc vs b1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34:'cc vs b1'.C39 'cc vs b1'.B33:'cc vs b1'.C33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34:'cc vs b1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34:'cc vs b1'.B39" chart:label-cell-address="'cc vs b1'.B33:'cc vs b1'.B33" chart:class="chart:bar">
            <chart:data-point chart:repeated="6"/>
          </chart:series>
          <chart:series chart:style-name="ch9" chart:values-cell-range-address="'cc vs b1'.C34:'cc vs b1'.C39" chart:label-cell-address="'cc vs b1'.C33:'cc vs b1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33:'cc vs b1'.B33</svg:desc>
                </draw:g>
              </table:table-cell>
              <table:table-cell office:value-type="string">
                <text:p>Reading</text:p>
                <draw:g>
                  <svg:desc>'cc vs b1'.C33:'cc vs b1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34:'cc vs b1'.A39</svg:desc>
                </draw:g>
              </table:table-cell>
              <table:table-cell office:value-type="float" office:value="0.9">
                <text:p>0.9</text:p>
                <draw:g>
                  <svg:desc>'cc vs b1'.B34:'cc vs b1'.B39</svg:desc>
                </draw:g>
              </table:table-cell>
              <table:table-cell office:value-type="float" office:value="0.1">
                <text:p>0.1</text:p>
                <draw:g>
                  <svg:desc>'cc vs b1'.C34:'cc vs b1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42:'cc vs b1'.C47 'cc vs b1'.B41:'cc vs b1'.C4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42:'cc vs b1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42:'cc vs b1'.B47" chart:label-cell-address="'cc vs b1'.B41:'cc vs b1'.B41" chart:class="chart:bar">
            <chart:data-point chart:repeated="6"/>
          </chart:series>
          <chart:series chart:style-name="ch9" chart:values-cell-range-address="'cc vs b1'.C42:'cc vs b1'.C47" chart:label-cell-address="'cc vs b1'.C41:'cc vs b1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41:'cc vs b1'.B41</svg:desc>
                </draw:g>
              </table:table-cell>
              <table:table-cell office:value-type="string">
                <text:p>Reading</text:p>
                <draw:g>
                  <svg:desc>'cc vs b1'.C41:'cc vs b1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42:'cc vs b1'.A47</svg:desc>
                </draw:g>
              </table:table-cell>
              <table:table-cell office:value-type="float" office:value="0.989">
                <text:p>0.989</text:p>
                <draw:g>
                  <svg:desc>'cc vs b1'.B42:'cc vs b1'.B47</svg:desc>
                </draw:g>
              </table:table-cell>
              <table:table-cell office:value-type="float" office:value="0.011">
                <text:p>0.011</text:p>
                <draw:g>
                  <svg:desc>'cc vs b1'.C42:'cc vs b1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74:'cc vs b1'.F79 'cc vs b1'.B73:'cc vs b1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b1'.A74:'cc vs b1'.A79"/>
          </chart:axis>
          <chart:axis chart:dimension="y" chart:name="primary-y" chart:style-name="ch5">
            <chart:title svg:x="7.76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74:'cc vs b1'.B79" chart:label-cell-address="'cc vs b1'.B73:'cc vs b1'.B73" chart:class="chart:bar">
            <chart:data-point chart:repeated="6"/>
          </chart:series>
          <chart:series chart:style-name="ch9" chart:values-cell-range-address="'cc vs b1'.C74:'cc vs b1'.C79" chart:label-cell-address="'cc vs b1'.C73:'cc vs b1'.C73" chart:class="chart:bar">
            <chart:data-point chart:repeated="6"/>
          </chart:series>
          <chart:series chart:style-name="ch10" chart:values-cell-range-address="'cc vs b1'.D74:'cc vs b1'.D79" chart:label-cell-address="'cc vs b1'.D73:'cc vs b1'.D73" chart:class="chart:bar">
            <chart:data-point chart:repeated="6"/>
          </chart:series>
          <chart:series chart:style-name="ch11" chart:values-cell-range-address="'cc vs b1'.E74:'cc vs b1'.E79" chart:label-cell-address="'cc vs b1'.E73:'cc vs b1'.E73" chart:class="chart:bar">
            <chart:data-point chart:repeated="6"/>
          </chart:series>
          <chart:series chart:style-name="ch12" chart:values-cell-range-address="'cc vs b1'.F74:'cc vs b1'.F79" chart:label-cell-address="'cc vs b1'.F73:'cc vs b1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73:'cc vs b1'.B73</svg:desc>
                </draw:g>
              </table:table-cell>
              <table:table-cell office:value-type="string">
                <text:p>(B) One working</text:p>
                <draw:g>
                  <svg:desc>'cc vs b1'.C73:'cc vs b1'.C73</svg:desc>
                </draw:g>
              </table:table-cell>
              <table:table-cell office:value-type="string">
                <text:p>(W) Writing</text:p>
                <draw:g>
                  <svg:desc>'cc vs b1'.D73:'cc vs b1'.D73</svg:desc>
                </draw:g>
              </table:table-cell>
              <table:table-cell office:value-type="string">
                <text:p>(C) No one left</text:p>
                <draw:g>
                  <svg:desc>'cc vs b1'.E73:'cc vs b1'.E73</svg:desc>
                </draw:g>
              </table:table-cell>
              <table:table-cell office:value-type="string">
                <text:p>(D) One left</text:p>
                <draw:g>
                  <svg:desc>'cc vs b1'.F73:'cc vs b1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74:'cc vs b1'.A79</svg:desc>
                </draw:g>
              </table:table-cell>
              <table:table-cell office:value-type="float" office:value="0.011">
                <text:p>0.011</text:p>
                <draw:g>
                  <svg:desc>'cc vs b1'.B74:'cc vs b1'.B79</svg:desc>
                </draw:g>
              </table:table-cell>
              <table:table-cell office:value-type="float" office:value="0.175">
                <text:p>0.175</text:p>
                <draw:g>
                  <svg:desc>'cc vs b1'.C74:'cc vs b1'.C79</svg:desc>
                </draw:g>
              </table:table-cell>
              <table:table-cell office:value-type="float" office:value="2.865">
                <text:p>2.865</text:p>
                <draw:g>
                  <svg:desc>'cc vs b1'.D74:'cc vs b1'.D79</svg:desc>
                </draw:g>
              </table:table-cell>
              <table:table-cell office:value-type="float" office:value="1.101">
                <text:p>1.101</text:p>
                <draw:g>
                  <svg:desc>'cc vs b1'.E74:'cc vs b1'.E79</svg:desc>
                </draw:g>
              </table:table-cell>
              <table:table-cell office:value-type="float" office:value="1.895">
                <text:p>1.895</text:p>
                <draw:g>
                  <svg:desc>'cc vs b1'.F74:'cc vs b1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2:'di vs b2'.E5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5cm" svg:y="8.076cm" chart:style-name="ch5">
              <text:p>Process count</text:p>
            </chart:title>
            <chart:categories table:cell-range-address="'di vs b2'.A3:'di vs b2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3:'di vs b2'.B5" chart:label-cell-address="'di vs b2'.B2:'di vs b2'.B2" chart:class="chart:line">
            <chart:data-point chart:repeated="3"/>
          </chart:series>
          <chart:series chart:style-name="ch10" chart:values-cell-range-address="'di vs b2'.C3:'di vs b2'.C5" chart:label-cell-address="'di vs b2'.C2:'di vs b2'.C2" chart:class="chart:line">
            <chart:data-point chart:repeated="3"/>
          </chart:series>
          <chart:series chart:style-name="ch11" chart:values-cell-range-address="'di vs b2'.D3:'di vs b2'.D5" chart:label-cell-address="'di vs b2'.D2:'di vs b2'.D2" chart:class="chart:line">
            <chart:data-point chart:repeated="3"/>
          </chart:series>
          <chart:series chart:style-name="ch12" chart:values-cell-range-address="'di vs b2'.E3:'di vs b2'.E5" chart:label-cell-address="'di vs b2'.E2:'di vs b2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2:'di vs b2'.B2</svg:desc>
                </draw:g>
              </table:table-cell>
              <table:table-cell office:value-type="string">
                <text:p>(D-B) B2</text:p>
                <draw:g>
                  <svg:desc>'di vs b2'.C2:'di vs b2'.C2</svg:desc>
                </draw:g>
              </table:table-cell>
              <table:table-cell office:value-type="string">
                <text:p>(C-B) Dissemination</text:p>
                <draw:g>
                  <svg:desc>'di vs b2'.D2:'di vs b2'.D2</svg:desc>
                </draw:g>
              </table:table-cell>
              <table:table-cell office:value-type="string">
                <text:p>(C-B) B2</text:p>
                <draw:g>
                  <svg:desc>'di vs b2'.E2:'di vs b2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3:'di vs b2'.A5</svg:desc>
                </draw:g>
              </table:table-cell>
              <table:table-cell office:value-type="float" office:value="126.5">
                <text:p>126.5</text:p>
                <draw:g>
                  <svg:desc>'di vs b2'.B3:'di vs b2'.B5</svg:desc>
                </draw:g>
              </table:table-cell>
              <table:table-cell office:value-type="float" office:value="150.005">
                <text:p>150.005</text:p>
                <draw:g>
                  <svg:desc>'di vs b2'.C3:'di vs b2'.C5</svg:desc>
                </draw:g>
              </table:table-cell>
              <table:table-cell office:value-type="float" office:value="125.5">
                <text:p>125.5</text:p>
                <draw:g>
                  <svg:desc>'di vs b2'.D3:'di vs b2'.D5</svg:desc>
                </draw:g>
              </table:table-cell>
              <table:table-cell office:value-type="float" office:value="50.005">
                <text:p>50.005</text:p>
                <draw:g>
                  <svg:desc>'di vs b2'.E3:'di vs b2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